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Computer Modern" svg:font-family="'Computer Modern'" style:font-pitch="variable"/>
    <style:font-face style:name="Computer Modern1" svg:font-family="'Computer Modern'"/>
    <style:font-face style:name="Computer modern" svg:font-family="'Computer modern'" style:font-pitch="variable"/>
    <style:font-face style:name="Computer modern1" svg:font-family="'Computer modern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3.701cm" fo:min-width="26.189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3.199cm" fo:min-width="3.78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2.281cm" fo:min-width="2.24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4.247cm" fo:min-width="2.213cm" fo:padding-top="0.142cm" fo:padding-bottom="0.142cm" fo:padding-left="0.267cm" fo:padding-right="0.267cm"/>
    </style:style>
    <style:style style:name="gr5" style:family="graphic" style:parent-style-name="standard">
      <style:graphic-properties svg:stroke-color="#168253" draw:fill-color="#77bc65" draw:textarea-horizontal-align="justify" draw:textarea-vertical-align="middle" draw:auto-grow-height="false" fo:min-height="0.631cm" fo:min-width="1.101cm"/>
      <style:paragraph-properties style:writing-mode="lr-tb"/>
    </style:style>
    <style:style style:name="gr6" style:family="graphic" style:parent-style-name="standard">
      <style:graphic-properties svg:stroke-width="0.035cm" svg:stroke-color="#3465a4" draw:marker-start-width="0.252cm" draw:marker-end-width="0.252cm" draw:fill-color="#729fcf" draw:textarea-horizontal-align="justify" draw:textarea-vertical-align="middle" draw:auto-grow-height="false" fo:min-height="1.621cm" fo:min-width="1.371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2.369cm" fo:min-width="2.37cm" fo:padding-top="0.142cm" fo:padding-bottom="0.142cm" fo:padding-left="0.267cm" fo:padding-right="0.267cm"/>
    </style:style>
    <style:style style:name="gr8" style:family="graphic" style:parent-style-name="standard">
      <style:graphic-properties svg:stroke-color="#ed4c05" draw:fill-color="#ff972f" draw:textarea-horizontal-align="justify" draw:textarea-vertical-align="middle" draw:auto-grow-height="false" fo:min-height="1.218cm" fo:min-width="0.992cm" fo:wrap-option="wrap"/>
      <style:paragraph-properties style:writing-mode="lr-tb"/>
    </style:style>
    <style:style style:name="gr9" style:family="graphic" style:parent-style-name="standard">
      <style:graphic-properties svg:stroke-color="#ed4c05" draw:fill-color="#ff7b59" draw:textarea-horizontal-align="justify" draw:textarea-vertical-align="middle" draw:auto-grow-height="false" fo:min-height="0.631cm" fo:min-width="1.101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5.083cm" fo:min-width="5.965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9.683cm" fo:min-width="8.735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5.672cm" fo:min-width="6.902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2.728cm" fo:min-width="14.944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1.292cm" fo:min-width="1.015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.11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.08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.12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.11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.00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.125cm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11cm" fo:min-width="0.411cm" fo:padding-top="0.151cm" fo:padding-bottom="0.151cm" fo:padding-left="0.276cm" fo:padding-right="0.276cm"/>
      <style:paragraph-properties style:writing-mode="lr-tb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  <style:text-properties fo:color="#ffffff" loext:opacity="100%"/>
    </style:style>
    <style:style style:name="P4" style:family="paragraph">
      <loext:graphic-properties draw:fill-color="#77bc65"/>
      <style:paragraph-properties fo:text-align="center"/>
      <style:text-properties fo:color="#ffffff" loext:opacity="100%"/>
    </style:style>
    <style:style style:name="P5" style:family="paragraph">
      <style:paragraph-properties fo:text-align="center"/>
      <style:text-properties fo:color="#ffffff" loext:opacity="100%" fo:background-color="transparent"/>
    </style:style>
    <style:style style:name="P6" style:family="paragraph">
      <loext:graphic-properties draw:fill-color="#729fcf"/>
      <style:paragraph-properties fo:text-align="center"/>
      <style:text-properties fo:color="#ffffff" loext:opacity="100%" fo:background-color="transparent"/>
    </style:style>
    <style:style style:name="P7" style:family="paragraph">
      <loext:graphic-properties draw:fill-color="#ff972f"/>
      <style:paragraph-properties fo:text-align="center"/>
      <style:text-properties fo:color="#ffffff" loext:opacity="100%"/>
    </style:style>
    <style:style style:name="P8" style:family="paragraph">
      <style:paragraph-properties fo:text-align="center"/>
    </style:style>
    <style:style style:name="P9" style:family="paragraph">
      <loext:graphic-properties draw:fill-color="#ff7b59"/>
      <style:paragraph-properties fo:text-align="center"/>
      <style:text-properties fo:color="#ffffff" loext:opacity="100%"/>
    </style:style>
    <style:style style:name="P10" style:family="paragraph">
      <loext:graphic-properties draw:fill="none" draw:fill-color="#ffffff"/>
      <style:text-properties style:font-name="Bitstream Vera Sans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background-color="transparent"/>
    </style:style>
    <style:style style:name="T3" style:family="text">
      <style:text-properties style:font-name="Bitstream Vera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6.723cm" svg:height="13.985cm" svg:x="0.567cm" svg:y="0.8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32cm" svg:height="3.483cm" svg:x="8.995cm" svg:y="9.5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776cm" svg:height="2.565cm" svg:x="2.731cm" svg:y="4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747cm" svg:height="4.531cm" svg:x="7.818cm" svg:y="8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.2cm" svg:height="2.715cm" draw:transform="rotate (-0.780336708566664) translate (10.045cm 9.185cm)">
          <text:p text:style-name="P3"><text:span text:style-name="T1">E</text:span></text:p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6" draw:text-style-name="P6" draw:layer="layout" svg:width="1.905cm" svg:height="1.905cm" draw:transform="rotate (0.628318530717959) translate (10.052cm 11.083cm)">
          <text:p text:style-name="P5"><text:span text:style-name="T2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.904cm" svg:height="2.653cm" svg:x="6.033cm" svg:y="2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2.11cm" svg:height="2.074cm" svg:x="6.472cm" svg:y="2.334cm">
          <text:p text:style-name="P3"><text:span text:style-name="T1">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2.747cm" svg:height="4.531cm" svg:x="13.012cm" svg:y="4.2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3.2cm" svg:height="2.715cm" draw:transform="rotate (-0.780336708566664) translate (15.239cm 4.516cm)">
          <text:p text:style-name="P8"><text:span text:style-name="T1">G</text:span></text:p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10" draw:text-style-name="P2" draw:layer="layout" svg:width="6.499cm" svg:height="5.367cm" svg:x="7.11cm" svg:y="8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9.269cm" svg:height="9.967cm" svg:x="6.813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7.436cm" svg:height="5.956cm" svg:x="2.005cm" svg:y="1.6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5.478cm" svg:height="13.012cm" svg:x="1.14cm" svg:y="1.2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1.549cm" svg:height="1.576cm" draw:transform="rotate (-0.536514212063057) translate (3.832cm 4.943cm)">
          <text:p text:style-name="P3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0" draw:layer="layout" svg:width="0.891cm" svg:height="0.988cm" svg:x="1.849cm" svg:y="1.36cm">
          <draw:text-box>
            <text:p><text:span text:style-name="T3">a</text:span></text:p>
          </draw:text-box>
        </draw:frame>
        <draw:frame draw:style-name="gr16" draw:text-style-name="P10" draw:layer="layout" svg:width="0.904cm" svg:height="0.988cm" svg:x="2.552cm" svg:y="4.544cm">
          <draw:text-box>
            <text:p><text:span text:style-name="T3">b</text:span></text:p>
          </draw:text-box>
        </draw:frame>
        <draw:frame draw:style-name="gr17" draw:text-style-name="P10" draw:layer="layout" svg:width="0.849cm" svg:height="0.988cm" svg:x="5.901cm" svg:y="1.832cm">
          <draw:text-box>
            <text:p><text:span text:style-name="T3">c</text:span></text:p>
          </draw:text-box>
        </draw:frame>
        <draw:frame draw:style-name="gr18" draw:text-style-name="P10" draw:layer="layout" svg:width="0.904cm" svg:height="0.988cm" svg:x="6.914cm" svg:y="8.104cm">
          <draw:text-box>
            <text:p><text:span text:style-name="T3">d</text:span></text:p>
          </draw:text-box>
        </draw:frame>
        <draw:frame draw:style-name="gr19" draw:text-style-name="P10" draw:layer="layout" svg:width="0.891cm" svg:height="0.988cm" svg:x="7.656cm" svg:y="12.56cm">
          <draw:text-box>
            <text:p><text:span text:style-name="T3">e</text:span></text:p>
          </draw:text-box>
        </draw:frame>
        <draw:frame draw:style-name="gr20" draw:text-style-name="P10" draw:layer="layout" svg:width="0.726cm" svg:height="0.988cm" svg:x="12.713cm" svg:y="12.205cm">
          <draw:text-box>
            <text:p><text:span text:style-name="T3">f</text:span></text:p>
          </draw:text-box>
        </draw:frame>
        <draw:frame draw:style-name="gr21" draw:text-style-name="P10" draw:layer="layout" svg:width="0.904cm" svg:height="0.988cm" svg:x="12.875cm" svg:y="3.962cm">
          <draw:text-box>
            <text:p><text:span text:style-name="T3">g</text:span></text:p>
          </draw:text-box>
        </draw:frame>
        <draw:frame draw:style-name="gr18" draw:text-style-name="P10" draw:layer="layout" svg:width="0.904cm" svg:height="0.988cm" svg:x="15.307cm" svg:y="13.12cm">
          <draw:text-box>
            <text:p><text:span text:style-name="T3">h</text:span></text:p>
          </draw:text-box>
        </draw:frame>
        <draw:frame draw:style-name="gr16" draw:text-style-name="P10" draw:layer="layout" svg:width="0.68cm" svg:height="0.988cm" svg:x="1.14cm" svg:y="13.313cm">
          <draw:text-box>
            <text:p><text:span text:style-name="T3">i</text:span></text:p>
          </draw:text-box>
        </draw:frame>
        <draw:custom-shape draw:style-name="gr22" draw:text-style-name="P11" xml:id="id1" draw:id="id1" draw:layer="layout" svg:width="1.287cm" svg:height="1.217cm" svg:x="21.69cm" svg:y="2.893cm">
          <text:p text:style-name="P8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2" draw:id="id2" draw:layer="layout" svg:width="1.287cm" svg:height="1.217cm" svg:x="19.214cm" svg:y="4.904cm">
          <text:p text:style-name="P8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1" draw:layer="layout" draw:type="line" svg:x1="21.878cm" svg:y1="3.932cm" svg:x2="19.858cm" svg:y2="4.904cm" draw:start-shape="id1" draw:start-glue-point="7" draw:end-shape="id2" draw:end-glue-point="4" svg:d="M21878 3932l-2020 972" svg:viewBox="0 0 2021 973">
          <text:p/>
        </draw:connector>
        <draw:custom-shape draw:style-name="gr22" draw:text-style-name="P11" xml:id="id3" draw:id="id3" draw:layer="layout" svg:width="1.287cm" svg:height="1.217cm" svg:x="17.814cm" svg:y="6.804cm">
          <text:p text:style-name="P8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4" draw:id="id4" draw:layer="layout" svg:width="1.287cm" svg:height="1.217cm" svg:x="20.614cm" svg:y="6.804cm">
          <text:p text:style-name="P8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1" draw:layer="layout" draw:type="line" svg:x1="19.402cm" svg:y1="5.943cm" svg:x2="18.458cm" svg:y2="6.804cm" draw:start-shape="id2" draw:start-glue-point="7" draw:end-shape="id3" draw:end-glue-point="4" svg:d="M19402 5943l-944 861" svg:viewBox="0 0 945 862">
          <text:p/>
        </draw:connector>
        <draw:connector draw:style-name="gr23" draw:text-style-name="P11" draw:layer="layout" draw:type="line" svg:x1="20.313cm" svg:y1="5.943cm" svg:x2="21.258cm" svg:y2="6.804cm" draw:start-shape="id2" draw:start-glue-point="9" draw:end-shape="id4" draw:end-glue-point="4" svg:d="M20313 5943l945 861" svg:viewBox="0 0 946 862">
          <text:p/>
        </draw:connector>
        <draw:custom-shape draw:style-name="gr22" draw:text-style-name="P11" xml:id="id5" draw:id="id5" draw:layer="layout" svg:width="1.287cm" svg:height="1.217cm" svg:x="24.314cm" svg:y="4.904cm">
          <text:p text:style-name="P8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6" draw:id="id6" draw:layer="layout" svg:width="1.287cm" svg:height="1.217cm" svg:x="25.714cm" svg:y="6.804cm">
          <text:p text:style-name="P8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1" draw:layer="layout" draw:type="line" svg:x1="25.413cm" svg:y1="5.943cm" svg:x2="26.358cm" svg:y2="6.804cm" draw:start-shape="id5" draw:start-glue-point="9" draw:end-shape="id6" draw:end-glue-point="4" svg:d="M25413 5943l945 861" svg:viewBox="0 0 946 862">
          <text:p/>
        </draw:connector>
        <draw:connector draw:style-name="gr23" draw:text-style-name="P11" draw:layer="layout" draw:type="line" svg:x1="22.789cm" svg:y1="3.932cm" svg:x2="24.958cm" svg:y2="4.904cm" draw:start-shape="id1" draw:start-glue-point="9" draw:end-shape="id5" draw:end-glue-point="4" svg:d="M22789 3932l2169 972" svg:viewBox="0 0 2170 973">
          <text:p/>
        </draw:connector>
        <draw:custom-shape draw:style-name="gr22" draw:text-style-name="P11" xml:id="id7" draw:id="id7" draw:layer="layout" svg:width="1.287cm" svg:height="1.217cm" svg:x="23.014cm" svg:y="6.804cm">
          <text:p text:style-name="P8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8" draw:id="id8" draw:layer="layout" svg:width="1.287cm" svg:height="1.217cm" svg:x="21.614cm" svg:y="8.704cm">
          <text:p text:style-name="P8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9" draw:id="id9" draw:layer="layout" svg:width="1.287cm" svg:height="1.217cm" svg:x="24.414cm" svg:y="8.704cm">
          <text:p text:style-name="P8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1" draw:layer="layout" draw:type="line" svg:x1="23.202cm" svg:y1="7.843cm" svg:x2="22.258cm" svg:y2="8.704cm" draw:start-shape="id7" draw:start-glue-point="7" draw:end-shape="id8" draw:end-glue-point="4" svg:d="M23202 7843l-944 861" svg:viewBox="0 0 945 862">
          <text:p/>
        </draw:connector>
        <draw:connector draw:style-name="gr23" draw:text-style-name="P11" draw:layer="layout" draw:type="line" svg:x1="24.113cm" svg:y1="7.843cm" svg:x2="25.058cm" svg:y2="8.704cm" draw:start-shape="id7" draw:start-glue-point="9" draw:end-shape="id9" draw:end-glue-point="4" svg:d="M24113 7843l945 861" svg:viewBox="0 0 946 862">
          <text:p/>
        </draw:connector>
        <draw:connector draw:style-name="gr23" draw:text-style-name="P11" draw:layer="layout" draw:type="line" svg:x1="23.658cm" svg:y1="6.804cm" svg:x2="24.502cm" svg:y2="5.943cm" draw:start-shape="id7" draw:start-glue-point="4" draw:end-shape="id5" draw:end-glue-point="7" svg:d="M23658 6804l844-861" svg:viewBox="0 0 845 862">
          <text:p/>
        </draw:connector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Computer Modern" svg:font-family="'Computer Modern'" style:font-pitch="variable"/>
    <style:font-face style:name="Computer Modern1" svg:font-family="'Computer Modern'"/>
    <style:font-face style:name="Computer modern" svg:font-family="'Computer modern'" style:font-pitch="variable"/>
    <style:font-face style:name="Computer modern1" svg:font-family="'Computer modern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6T12:08:55.238223072</meta:creation-date>
    <dc:date>2024-08-14T12:19:52.560661262</dc:date>
    <meta:editing-duration>PT6H38M36S</meta:editing-duration>
    <meta:editing-cycles>21</meta:editing-cycles>
    <meta:generator>LibreOffice/7.3.7.2$Linux_X86_64 LibreOffice_project/30$Build-2</meta:generator>
    <meta:document-statistic meta:object-count="64"/>
  </office:meta>
</office:document-meta>
</file>